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  <table:table-cell office:value-type="string" calcext:value-type="string">
            <text:p>MARP</text:p>
          </table:table-cell>
          <table:table-cell office:value-type="string" calcext:value-type="string">
            <text:p>Bias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227946" calcext:value-type="float">
            <text:p>0.00000227946</text:p>
          </table:table-cell>
          <table:table-cell table:formula="of:=SQRT([.A2])" office:value-type="float" office:value="0.790569415042095" calcext:value-type="float">
            <text:p>0.790569415042095</text:p>
          </table:table-cell>
          <table:table-cell table:formula="of:=[.B2]^(1-[.$C2])-[.$C2]/2+VLOOKUP([.$A2];[.$G$2:.$H$40];2;0)" office:value-type="float" office:value="0.0108304397289434" calcext:value-type="float">
            <text:p>0.0108304397289434</text:p>
          </table:table-cell>
          <table:table-cell table:formula="of:=IF([.D2]&gt;0;[.D2]^(1/(1-[.$C2]));0)" office:value-type="float" office:value="0.00000000041278736617" calcext:value-type="float">
            <text:p>4.12787366167212E-10</text:p>
          </table:table-cell>
          <table:table-cell/>
          <table:table-cell office:value-type="float" office:value="0.975" calcext:value-type="float">
            <text:p>0.975</text:p>
          </table:table-cell>
          <table:table-cell table:style-name="ce3" office:value-type="float" office:value="0.54684889758327" calcext:value-type="float">
            <text:p>0.5468488975832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20867" calcext:value-type="float">
            <text:p>0.0120867</text:p>
          </table:table-cell>
          <table:table-cell table:formula="of:=SQRT([.A3])" office:value-type="float" office:value="0.707106781186548" calcext:value-type="float">
            <text:p>0.707106781186548</text:p>
          </table:table-cell>
          <table:table-cell table:formula="of:=[.B3]^(1-[.$C3])-[.$C3]/2+VLOOKUP([.$A3];[.$G$2:.$H$40];2;0)" office:value-type="float" office:value="0.26433080166818" calcext:value-type="float">
            <text:p>0.26433080166818</text:p>
          </table:table-cell>
          <table:table-cell table:formula="of:=IF([.D3]&gt;0;[.D3]^(1/(1-[.$C3]));0)" office:value-type="float" office:value="0.0106436133574603" calcext:value-type="float">
            <text:p>0.0106436133574603</text:p>
          </table:table-cell>
          <table:table-cell/>
          <table:table-cell office:value-type="float" office:value="0.95" calcext:value-type="float">
            <text:p>0.95</text:p>
          </table:table-cell>
          <table:table-cell table:style-name="ce3" office:value-type="float" office:value="0.48777312888493" calcext:value-type="float">
            <text:p>0.4877731288849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525832" calcext:value-type="float">
            <text:p>0.000525832</text:p>
          </table:table-cell>
          <table:table-cell table:formula="of:=SQRT([.A4])" office:value-type="float" office:value="0.707106781186548" calcext:value-type="float">
            <text:p>0.707106781186548</text:p>
          </table:table-cell>
          <table:table-cell table:formula="of:=[.B4]^(1-[.$C4])-[.$C4]/2+VLOOKUP([.$A4];[.$G$2:.$H$40];2;0)" office:value-type="float" office:value="0.0995070736715259" calcext:value-type="float">
            <text:p>0.0995070736715259</text:p>
          </table:table-cell>
          <table:table-cell table:formula="of:=IF([.D4]&gt;0;[.D4]^(1/(1-[.$C4]));0)" office:value-type="float" office:value="0.000378843098755881" calcext:value-type="float">
            <text:p>0.000378843098755881</text:p>
          </table:table-cell>
          <table:table-cell/>
          <table:table-cell office:value-type="float" office:value="0.925" calcext:value-type="float">
            <text:p>0.925</text:p>
          </table:table-cell>
          <table:table-cell table:style-name="ce3" office:value-type="float" office:value="0.456201657128782" calcext:value-type="float">
            <text:p>0.45620165712878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154345" calcext:value-type="float">
            <text:p>0.0154345</text:p>
          </table:table-cell>
          <table:table-cell table:formula="of:=SQRT([.A5])" office:value-type="float" office:value="0.806225774829855" calcext:value-type="float">
            <text:p>0.806225774829855</text:p>
          </table:table-cell>
          <table:table-cell table:formula="of:=[.B5]^(1-[.$C5])-[.$C5]/2+VLOOKUP([.$A5];[.$G$2:.$H$40];2;0)" office:value-type="float" office:value="0.385600876426214" calcext:value-type="float">
            <text:p>0.385600876426214</text:p>
          </table:table-cell>
          <table:table-cell table:formula="of:=IF([.D5]&gt;0;[.D5]^(1/(1-[.$C5]));0)" office:value-type="float" office:value="0.00731484576373953" calcext:value-type="float">
            <text:p>0.00731484576373953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ce3" office:value-type="float" office:value="0.426963321286578" calcext:value-type="float">
            <text:p>0.426963321286578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02118" calcext:value-type="float">
            <text:p>0.0000000102118</text:p>
          </table:table-cell>
          <table:table-cell table:formula="of:=SQRT([.A6])" office:value-type="float" office:value="0.790569415042095" calcext:value-type="float">
            <text:p>0.790569415042095</text:p>
          </table:table-cell>
          <table:table-cell table:formula="of:=[.B6]^(1-[.$C6])-[.$C6]/2+VLOOKUP([.$A6];[.$G$2:.$H$40];2;0)" office:value-type="float" office:value="-0.0337833556292232" calcext:value-type="float">
            <text:p>-0.0337833556292232</text:p>
          </table:table-cell>
          <table:table-cell table:formula="of:=IF([.D6]&gt;0;[.D6]^(1/(1-[.$C6]));0)" office:value-type="float" office:value="0" calcext:value-type="float">
            <text:p>0</text:p>
          </table:table-cell>
          <table:table-cell/>
          <table:table-cell office:value-type="float" office:value="0.875" calcext:value-type="float">
            <text:p>0.875</text:p>
          </table:table-cell>
          <table:table-cell table:style-name="ce3" office:value-type="float" office:value="0.399376624963174" calcext:value-type="float">
            <text:p>0.399376624963174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941192" calcext:value-type="float">
            <text:p>0.0000941192</text:p>
          </table:table-cell>
          <table:table-cell table:formula="of:=SQRT([.A7])" office:value-type="float" office:value="0.790569415042095" calcext:value-type="float">
            <text:p>0.790569415042095</text:p>
          </table:table-cell>
          <table:table-cell table:formula="of:=[.B7]^(1-[.$C7])-[.$C7]/2+VLOOKUP([.$A7];[.$G$2:.$H$40];2;0)" office:value-type="float" office:value="0.0884818185564108" calcext:value-type="float">
            <text:p>0.0884818185564108</text:p>
          </table:table-cell>
          <table:table-cell table:formula="of:=IF([.D7]&gt;0;[.D7]^(1/(1-[.$C7]));0)" office:value-type="float" office:value="0.00000936233432333058" calcext:value-type="float">
            <text:p>9.36233432333058E-06</text:p>
          </table:table-cell>
          <table:table-cell/>
          <table:table-cell office:value-type="float" office:value="0.85" calcext:value-type="float">
            <text:p>0.85</text:p>
          </table:table-cell>
          <table:table-cell table:style-name="ce3" office:value-type="float" office:value="0.388580799407949" calcext:value-type="float">
            <text:p>0.388580799407949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0000222706" calcext:value-type="float">
            <text:p>2.22706E-14</text:p>
          </table:table-cell>
          <table:table-cell table:formula="of:=SQRT([.A8])" office:value-type="float" office:value="0.790569415042095" calcext:value-type="float">
            <text:p>0.790569415042095</text:p>
          </table:table-cell>
          <table:table-cell table:formula="of:=[.B8]^(1-[.$C8])-[.$C8]/2+VLOOKUP([.$A8];[.$G$2:.$H$40];2;0)" office:value-type="float" office:value="-0.0536065740051888" calcext:value-type="float">
            <text:p>-0.0536065740051888</text:p>
          </table:table-cell>
          <table:table-cell table:formula="of:=IF([.D8]&gt;0;[.D8]^(1/(1-[.$C8]));0)" office:value-type="float" office:value="0" calcext:value-type="float">
            <text:p>0</text:p>
          </table:table-cell>
          <table:table-cell/>
          <table:table-cell office:value-type="float" office:value="0.825" calcext:value-type="float">
            <text:p>0.825</text:p>
          </table:table-cell>
          <table:table-cell table:style-name="ce3" office:value-type="float" office:value="0.371503361576768" calcext:value-type="float">
            <text:p>0.371503361576768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359371" calcext:value-type="float">
            <text:p>0.00000000359371</text:p>
          </table:table-cell>
          <table:table-cell table:formula="of:=SQRT([.A9])" office:value-type="float" office:value="0.790569415042095" calcext:value-type="float">
            <text:p>0.790569415042095</text:p>
          </table:table-cell>
          <table:table-cell table:formula="of:=[.B9]^(1-[.$C9])-[.$C9]/2+VLOOKUP([.$A9];[.$G$2:.$H$40];2;0)" office:value-type="float" office:value="-0.0379493837667208" calcext:value-type="float">
            <text:p>-0.0379493837667208</text:p>
          </table:table-cell>
          <table:table-cell table:formula="of:=IF([.D9]&gt;0;[.D9]^(1/(1-[.$C9]));0)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ce3" office:value-type="float" office:value="0.365009008487881" calcext:value-type="float">
            <text:p>0.365009008487881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411175" calcext:value-type="float">
            <text:p>0.0411175</text:p>
          </table:table-cell>
          <table:table-cell table:formula="of:=SQRT([.A10])" office:value-type="float" office:value="0.724568837309472" calcext:value-type="float">
            <text:p>0.724568837309472</text:p>
          </table:table-cell>
          <table:table-cell table:formula="of:=[.B10]^(1-[.$C10])-[.$C10]/2+VLOOKUP([.$A10];[.$G$2:.$H$40];2;0)" office:value-type="float" office:value="0.393216315016029" calcext:value-type="float">
            <text:p>0.393216315016029</text:p>
          </table:table-cell>
          <table:table-cell table:formula="of:=IF([.D10]&gt;0;[.D10]^(1/(1-[.$C10]));0)" office:value-type="float" office:value="0.0337474025500344" calcext:value-type="float">
            <text:p>0.0337474025500344</text:p>
          </table:table-cell>
          <table:table-cell/>
          <table:table-cell office:value-type="float" office:value="0.775" calcext:value-type="float">
            <text:p>0.775</text:p>
          </table:table-cell>
          <table:table-cell table:style-name="ce3" office:value-type="float" office:value="0.367668161402617" calcext:value-type="float">
            <text:p>0.36766816140261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358" calcext:value-type="float">
            <text:p>0.00000358</text:p>
          </table:table-cell>
          <table:table-cell table:formula="of:=SQRT([.A11])" office:value-type="float" office:value="0.836660026534076" calcext:value-type="float">
            <text:p>0.836660026534076</text:p>
          </table:table-cell>
          <table:table-cell table:formula="of:=[.B11]^(1-[.$C11])-[.$C11]/2+VLOOKUP([.$A11];[.$G$2:.$H$40];2;0)" office:value-type="float" office:value="0.0631919190978997" calcext:value-type="float">
            <text:p>0.0631919190978997</text:p>
          </table:table-cell>
          <table:table-cell table:formula="of:=IF([.D11]&gt;0;[.D11]^(1/(1-[.$C11]));0)" office:value-type="float" office:value="0.00000004543703707834" calcext:value-type="float">
            <text:p>4.54370370783401E-08</text:p>
          </table:table-cell>
          <table:table-cell/>
          <table:table-cell office:value-type="float" office:value="0.75" calcext:value-type="float">
            <text:p>0.75</text:p>
          </table:table-cell>
          <table:table-cell table:style-name="ce3" office:value-type="float" office:value="0.365957671472061" calcext:value-type="float">
            <text:p>0.36595767147206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518087" calcext:value-type="float">
            <text:p>0.00518087</text:p>
          </table:table-cell>
          <table:table-cell table:formula="of:=SQRT([.A12])" office:value-type="float" office:value="0.707106781186548" calcext:value-type="float">
            <text:p>0.707106781186548</text:p>
          </table:table-cell>
          <table:table-cell table:formula="of:=[.B12]^(1-[.$C12])-[.$C12]/2+VLOOKUP([.$A12];[.$G$2:.$H$40];2;0)" office:value-type="float" office:value="0.204044769571542" calcext:value-type="float">
            <text:p>0.204044769571542</text:p>
          </table:table-cell>
          <table:table-cell table:formula="of:=IF([.D12]&gt;0;[.D12]^(1/(1-[.$C12]));0)" office:value-type="float" office:value="0.00439800102787607" calcext:value-type="float">
            <text:p>0.00439800102787607</text:p>
          </table:table-cell>
          <table:table-cell/>
          <table:table-cell office:value-type="float" office:value="0.725" calcext:value-type="float">
            <text:p>0.725</text:p>
          </table:table-cell>
          <table:table-cell table:style-name="ce3" office:value-type="float" office:value="0.356611645368172" calcext:value-type="float">
            <text:p>0.35661164536817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417757" calcext:value-type="float">
            <text:p>0.00417757</text:p>
          </table:table-cell>
          <table:table-cell table:formula="of:=SQRT([.A13])" office:value-type="float" office:value="0.707106781186548" calcext:value-type="float">
            <text:p>0.707106781186548</text:p>
          </table:table-cell>
          <table:table-cell table:formula="of:=[.B13]^(1-[.$C13])-[.$C13]/2+VLOOKUP([.$A13];[.$G$2:.$H$40];2;0)" office:value-type="float" office:value="0.190965449625747" calcext:value-type="float">
            <text:p>0.190965449625747</text:p>
          </table:table-cell>
          <table:table-cell table:formula="of:=IF([.D13]&gt;0;[.D13]^(1/(1-[.$C13]));0)" office:value-type="float" office:value="0.00350772974328316" calcext:value-type="float">
            <text:p>0.00350772974328316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ce3" office:value-type="float" office:value="0.352568947824233" calcext:value-type="float">
            <text:p>0.35256894782423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512915" calcext:value-type="float">
            <text:p>5.12915E-11</text:p>
          </table:table-cell>
          <table:table-cell table:formula="of:=SQRT([.A14])" office:value-type="float" office:value="0.774596669241483" calcext:value-type="float">
            <text:p>0.774596669241483</text:p>
          </table:table-cell>
          <table:table-cell table:formula="of:=[.B14]^(1-[.$C14])-[.$C14]/2+VLOOKUP([.$A14];[.$G$2:.$H$40];2;0)" office:value-type="float" office:value="-0.0474682047548475" calcext:value-type="float">
            <text:p>-0.0474682047548475</text:p>
          </table:table-cell>
          <table:table-cell table:formula="of:=IF([.D14]&gt;0;[.D14]^(1/(1-[.$C14]));0)" office:value-type="float" office:value="0" calcext:value-type="float">
            <text:p>0</text:p>
          </table:table-cell>
          <table:table-cell/>
          <table:table-cell office:value-type="float" office:value="0.675" calcext:value-type="float">
            <text:p>0.675</text:p>
          </table:table-cell>
          <table:table-cell table:style-name="ce3" office:value-type="float" office:value="0.341109520816452" calcext:value-type="float">
            <text:p>0.341109520816452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326692" calcext:value-type="float">
            <text:p>0.00326692</text:p>
          </table:table-cell>
          <table:table-cell table:formula="of:=SQRT([.A15])" office:value-type="float" office:value="0.724568837309472" calcext:value-type="float">
            <text:p>0.724568837309472</text:p>
          </table:table-cell>
          <table:table-cell table:formula="of:=[.B15]^(1-[.$C15])-[.$C15]/2+VLOOKUP([.$A15];[.$G$2:.$H$40];2;0)" office:value-type="float" office:value="0.184702485824734" calcext:value-type="float">
            <text:p>0.184702485824734</text:p>
          </table:table-cell>
          <table:table-cell table:formula="of:=IF([.D15]&gt;0;[.D15]^(1/(1-[.$C15]));0)" office:value-type="float" office:value="0.00217171923333319" calcext:value-type="float">
            <text:p>0.00217171923333319</text:p>
          </table:table-cell>
          <table:table-cell/>
          <table:table-cell office:value-type="float" office:value="0.65" calcext:value-type="float">
            <text:p>0.65</text:p>
          </table:table-cell>
          <table:table-cell table:style-name="ce3" office:value-type="float" office:value="0.343081577857772" calcext:value-type="float">
            <text:p>0.34308157785777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899878" calcext:value-type="float">
            <text:p>0.00000899878</text:p>
          </table:table-cell>
          <table:table-cell table:formula="of:=SQRT([.A16])" office:value-type="float" office:value="0.741619848709566" calcext:value-type="float">
            <text:p>0.741619848709566</text:p>
          </table:table-cell>
          <table:table-cell table:formula="of:=[.B16]^(1-[.$C16])-[.$C16]/2+VLOOKUP([.$A16];[.$G$2:.$H$40];2;0)" office:value-type="float" office:value="0.0149194154666083" calcext:value-type="float">
            <text:p>0.0149194154666083</text:p>
          </table:table-cell>
          <table:table-cell table:formula="of:=IF([.D16]&gt;0;[.D16]^(1/(1-[.$C16]));0)" office:value-type="float" office:value="0.00000008549350291672" calcext:value-type="float">
            <text:p>8.54935029167157E-08</text:p>
          </table:table-cell>
          <table:table-cell/>
          <table:table-cell office:value-type="float" office:value="0.625" calcext:value-type="float">
            <text:p>0.625</text:p>
          </table:table-cell>
          <table:table-cell table:style-name="ce3" office:value-type="float" office:value="0.340295212076521" calcext:value-type="float">
            <text:p>0.340295212076521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458321" calcext:value-type="float">
            <text:p>0.000000458321</text:p>
          </table:table-cell>
          <table:table-cell table:formula="of:=SQRT([.A17])" office:value-type="float" office:value="0.821583836257749" calcext:value-type="float">
            <text:p>0.821583836257749</text:p>
          </table:table-cell>
          <table:table-cell table:formula="of:=[.B17]^(1-[.$C17])-[.$C17]/2+VLOOKUP([.$A17];[.$G$2:.$H$40];2;0)" office:value-type="float" office:value="0.00428668409385957" calcext:value-type="float">
            <text:p>0.00428668409385957</text:p>
          </table:table-cell>
          <table:table-cell table:formula="of:=IF([.D17]&gt;0;[.D17]^(1/(1-[.$C17]));0)" office:value-type="float" office:value="0.0000000000000534984" calcext:value-type="float">
            <text:p>5.34984010823459E-14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ce3" office:value-type="float" office:value="0.335037101934949" calcext:value-type="float">
            <text:p>0.33503710193494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264931" calcext:value-type="float">
            <text:p>0.000000264931</text:p>
          </table:table-cell>
          <table:table-cell table:formula="of:=SQRT([.A18])" office:value-type="float" office:value="0.707106781186548" calcext:value-type="float">
            <text:p>0.707106781186548</text:p>
          </table:table-cell>
          <table:table-cell table:formula="of:=[.B18]^(1-[.$C18])-[.$C18]/2+VLOOKUP([.$A18];[.$G$2:.$H$40];2;0)" office:value-type="float" office:value="0.00181966704870373" calcext:value-type="float">
            <text:p>0.00181966704870373</text:p>
          </table:table-cell>
          <table:table-cell table:formula="of:=IF([.D18]&gt;0;[.D18]^(1/(1-[.$C18]));0)" office:value-type="float" office:value="0.00000000044159819442" calcext:value-type="float">
            <text:p>4.41598194421663E-10</text:p>
          </table:table-cell>
          <table:table-cell/>
          <table:table-cell office:value-type="float" office:value="0.575" calcext:value-type="float">
            <text:p>0.575</text:p>
          </table:table-cell>
          <table:table-cell table:style-name="ce3" office:value-type="float" office:value="0.33748118436871" calcext:value-type="float">
            <text:p>0.33748118436871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907831" calcext:value-type="float">
            <text:p>9.07831E-10</text:p>
          </table:table-cell>
          <table:table-cell table:formula="of:=SQRT([.A19])" office:value-type="float" office:value="0.85146931829632" calcext:value-type="float">
            <text:p>0.85146931829632</text:p>
          </table:table-cell>
          <table:table-cell table:formula="of:=[.B19]^(1-[.$C19])-[.$C19]/2+VLOOKUP([.$A19];[.$G$2:.$H$40];2;0)" office:value-type="float" office:value="-0.0237302819823663" calcext:value-type="float">
            <text:p>-0.0237302819823663</text:p>
          </table:table-cell>
          <table:table-cell table:formula="of:=IF([.D19]&gt;0;[.D19]^(1/(1-[.$C19]));0)" office:value-type="float" office:value="0" calcext:value-type="float">
            <text:p>0</text:p>
          </table:table-cell>
          <table:table-cell/>
          <table:table-cell office:value-type="float" office:value="0.55" calcext:value-type="float">
            <text:p>0.55</text:p>
          </table:table-cell>
          <table:table-cell table:style-name="ce3" office:value-type="float" office:value="0.336040231415044" calcext:value-type="float">
            <text:p>0.33604023141504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69742" calcext:value-type="float">
            <text:p>0.000269742</text:p>
          </table:table-cell>
          <table:table-cell table:formula="of:=SQRT([.A20])" office:value-type="float" office:value="0.774596669241483" calcext:value-type="float">
            <text:p>0.774596669241483</text:p>
          </table:table-cell>
          <table:table-cell table:formula="of:=[.B20]^(1-[.$C20])-[.$C20]/2+VLOOKUP([.$A20];[.$G$2:.$H$40];2;0)" office:value-type="float" office:value="0.104602996862068" calcext:value-type="float">
            <text:p>0.104602996862068</text:p>
          </table:table-cell>
          <table:table-cell table:formula="of:=IF([.D20]&gt;0;[.D20]^(1/(1-[.$C20]));0)" office:value-type="float" office:value="0.0000446905484500309" calcext:value-type="float">
            <text:p>4.46905484500309E-05</text:p>
          </table:table-cell>
          <table:table-cell/>
          <table:table-cell office:value-type="float" office:value="0.525" calcext:value-type="float">
            <text:p>0.525</text:p>
          </table:table-cell>
          <table:table-cell table:style-name="ce3" office:value-type="float" office:value="0.340298421991149" calcext:value-type="float">
            <text:p>0.34029842199114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607341" calcext:value-type="float">
            <text:p>6.07341E-11</text:p>
          </table:table-cell>
          <table:table-cell table:formula="of:=SQRT([.A21])" office:value-type="float" office:value="0.806225774829855" calcext:value-type="float">
            <text:p>0.806225774829855</text:p>
          </table:table-cell>
          <table:table-cell table:formula="of:=[.B21]^(1-[.$C21])-[.$C21]/2+VLOOKUP([.$A21];[.$G$2:.$H$40];2;0)" office:value-type="float" office:value="-0.049552967580527" calcext:value-type="float">
            <text:p>-0.049552967580527</text:p>
          </table:table-cell>
          <table:table-cell table:formula="of:=IF([.D21]&gt;0;[.D21]^(1/(1-[.$C21]));0)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3" office:value-type="float" office:value="0.343524098829183" calcext:value-type="float">
            <text:p>0.343524098829183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0635918" calcext:value-type="float">
            <text:p>0.0000635918</text:p>
          </table:table-cell>
          <table:table-cell table:formula="of:=SQRT([.A22])" office:value-type="float" office:value="0.689202437604511" calcext:value-type="float">
            <text:p>0.689202437604511</text:p>
          </table:table-cell>
          <table:table-cell table:formula="of:=[.B22]^(1-[.$C22])-[.$C22]/2+VLOOKUP([.$A22];[.$G$2:.$H$40];2;0)" office:value-type="float" office:value="0.0427800174159511" calcext:value-type="float">
            <text:p>0.0427800174159511</text:p>
          </table:table-cell>
          <table:table-cell table:formula="of:=IF([.D22]&gt;0;[.D22]^(1/(1-[.$C22]));0)" office:value-type="float" office:value="0.0000394438078565462" calcext:value-type="float">
            <text:p>3.94438078565462E-05</text:p>
          </table:table-cell>
          <table:table-cell/>
          <table:table-cell office:value-type="float" office:value="0.475" calcext:value-type="float">
            <text:p>0.475</text:p>
          </table:table-cell>
          <table:table-cell table:style-name="ce3" office:value-type="float" office:value="0.33775546178936" calcext:value-type="float">
            <text:p>0.33775546178936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12493" calcext:value-type="float">
            <text:p>0.00000012493</text:p>
          </table:table-cell>
          <table:table-cell table:formula="of:=SQRT([.A23])" office:value-type="float" office:value="0.790569415042095" calcext:value-type="float">
            <text:p>0.790569415042095</text:p>
          </table:table-cell>
          <table:table-cell table:formula="of:=[.B23]^(1-[.$C23])-[.$C23]/2+VLOOKUP([.$A23];[.$G$2:.$H$40];2;0)" office:value-type="float" office:value="-0.0191608097515161" calcext:value-type="float">
            <text:p>-0.0191608097515161</text:p>
          </table:table-cell>
          <table:table-cell table:formula="of:=IF([.D23]&gt;0;[.D23]^(1/(1-[.$C23]));0)" office:value-type="float" office:value="0" calcext:value-type="float">
            <text:p>0</text:p>
          </table:table-cell>
          <table:table-cell/>
          <table:table-cell office:value-type="float" office:value="0.45" calcext:value-type="float">
            <text:p>0.45</text:p>
          </table:table-cell>
          <table:table-cell table:style-name="ce3" office:value-type="float" office:value="0.340498839058382" calcext:value-type="float">
            <text:p>0.34049883905838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617732" calcext:value-type="float">
            <text:p>0.000617732</text:p>
          </table:table-cell>
          <table:table-cell table:formula="of:=SQRT([.A24])" office:value-type="float" office:value="0.741619848709566" calcext:value-type="float">
            <text:p>0.741619848709566</text:p>
          </table:table-cell>
          <table:table-cell table:formula="of:=[.B24]^(1-[.$C24])-[.$C24]/2+VLOOKUP([.$A24];[.$G$2:.$H$40];2;0)" office:value-type="float" office:value="0.113416057611428" calcext:value-type="float">
            <text:p>0.113416057611428</text:p>
          </table:table-cell>
          <table:table-cell table:formula="of:=IF([.D24]&gt;0;[.D24]^(1/(1-[.$C24]));0)" office:value-type="float" office:value="0.000219451587958666" calcext:value-type="float">
            <text:p>0.000219451587958666</text:p>
          </table:table-cell>
          <table:table-cell/>
          <table:table-cell office:value-type="float" office:value="0.425" calcext:value-type="float">
            <text:p>0.425</text:p>
          </table:table-cell>
          <table:table-cell table:style-name="ce3" office:value-type="float" office:value="0.343143106978716" calcext:value-type="float">
            <text:p>0.34314310697871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699459" calcext:value-type="float">
            <text:p>6.99459E-10</text:p>
          </table:table-cell>
          <table:table-cell table:formula="of:=SQRT([.A25])" office:value-type="float" office:value="0.774596669241483" calcext:value-type="float">
            <text:p>0.774596669241483</text:p>
          </table:table-cell>
          <table:table-cell table:formula="of:=[.B25]^(1-[.$C25])-[.$C25]/2+VLOOKUP([.$A25];[.$G$2:.$H$40];2;0)" office:value-type="float" office:value="-0.0436239144707945" calcext:value-type="float">
            <text:p>-0.0436239144707945</text:p>
          </table:table-cell>
          <table:table-cell table:formula="of:=IF([.D25]&gt;0;[.D25]^(1/(1-[.$C25]));0)"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ce3" office:value-type="float" office:value="0.343718425708862" calcext:value-type="float">
            <text:p>0.34371842570886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128352" calcext:value-type="float">
            <text:p>0.0000128352</text:p>
          </table:table-cell>
          <table:table-cell table:formula="of:=SQRT([.A26])" office:value-type="float" office:value="0.741619848709566" calcext:value-type="float">
            <text:p>0.741619848709566</text:p>
          </table:table-cell>
          <table:table-cell table:formula="of:=[.B26]^(1-[.$C26])-[.$C26]/2+VLOOKUP([.$A26];[.$G$2:.$H$40];2;0)" office:value-type="float" office:value="0.0196941565810021" calcext:value-type="float">
            <text:p>0.0196941565810021</text:p>
          </table:table-cell>
          <table:table-cell table:formula="of:=IF([.D26]&gt;0;[.D26]^(1/(1-[.$C26]));0)" office:value-type="float" office:value="0.00000025039832297244" calcext:value-type="float">
            <text:p>2.50398322972434E-07</text:p>
          </table:table-cell>
          <table:table-cell/>
          <table:table-cell office:value-type="float" office:value="0.375" calcext:value-type="float">
            <text:p>0.375</text:p>
          </table:table-cell>
          <table:table-cell table:style-name="ce3" office:value-type="float" office:value="0.349001236976285" calcext:value-type="float">
            <text:p>0.34900123697628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926349" calcext:value-type="float">
            <text:p>0.00000000926349</text:p>
          </table:table-cell>
          <table:table-cell table:formula="of:=SQRT([.A27])" office:value-type="float" office:value="0.806225774829855" calcext:value-type="float">
            <text:p>0.806225774829855</text:p>
          </table:table-cell>
          <table:table-cell table:formula="of:=[.B27]^(1-[.$C27])-[.$C27]/2+VLOOKUP([.$A27];[.$G$2:.$H$40];2;0)" office:value-type="float" office:value="-0.0322746000863582" calcext:value-type="float">
            <text:p>-0.0322746000863582</text:p>
          </table:table-cell>
          <table:table-cell table:formula="of:=IF([.D27]&gt;0;[.D27]^(1/(1-[.$C27]));0)" office:value-type="float" office:value="0" calcext:value-type="float">
            <text:p>0</text:p>
          </table:table-cell>
          <table:table-cell/>
          <table:table-cell office:value-type="float" office:value="0.35" calcext:value-type="float">
            <text:p>0.35</text:p>
          </table:table-cell>
          <table:table-cell table:style-name="ce3" office:value-type="float" office:value="0.341103366414655" calcext:value-type="float">
            <text:p>0.34110336641465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6469" calcext:value-type="float">
            <text:p>0.0246469</text:p>
          </table:table-cell>
          <table:table-cell table:formula="of:=SQRT([.A28])" office:value-type="float" office:value="0.670820393249937" calcext:value-type="float">
            <text:p>0.670820393249937</text:p>
          </table:table-cell>
          <table:table-cell table:formula="of:=[.B28]^(1-[.$C28])-[.$C28]/2+VLOOKUP([.$A28];[.$G$2:.$H$40];2;0)" office:value-type="float" office:value="0.300618216151096" calcext:value-type="float">
            <text:p>0.300618216151096</text:p>
          </table:table-cell>
          <table:table-cell table:formula="of:=IF([.D28]&gt;0;[.D28]^(1/(1-[.$C28]));0)" office:value-type="float" office:value="0.025958883726341" calcext:value-type="float">
            <text:p>0.025958883726341</text:p>
          </table:table-cell>
          <table:table-cell/>
          <table:table-cell office:value-type="float" office:value="0.325" calcext:value-type="float">
            <text:p>0.325</text:p>
          </table:table-cell>
          <table:table-cell table:style-name="ce3" office:value-type="float" office:value="0.340437412329014" calcext:value-type="float">
            <text:p>0.34043741232901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42138" calcext:value-type="float">
            <text:p>0.00242138</text:p>
          </table:table-cell>
          <table:table-cell table:formula="of:=SQRT([.A29])" office:value-type="float" office:value="0.741619848709566" calcext:value-type="float">
            <text:p>0.741619848709566</text:p>
          </table:table-cell>
          <table:table-cell table:formula="of:=[.B29]^(1-[.$C29])-[.$C29]/2+VLOOKUP([.$A29];[.$G$2:.$H$40];2;0)" office:value-type="float" office:value="0.176138664544135" calcext:value-type="float">
            <text:p>0.176138664544135</text:p>
          </table:table-cell>
          <table:table-cell table:formula="of:=IF([.D29]&gt;0;[.D29]^(1/(1-[.$C29]));0)" office:value-type="float" office:value="0.00120574878867996" calcext:value-type="float">
            <text:p>0.00120574878867996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3" office:value-type="float" office:value="0.332928327373694" calcext:value-type="float">
            <text:p>0.33292832737369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231201" calcext:value-type="float">
            <text:p>0.00000000231201</text:p>
          </table:table-cell>
          <table:table-cell table:formula="of:=SQRT([.A30])" office:value-type="float" office:value="0.774596669241483" calcext:value-type="float">
            <text:p>0.774596669241483</text:p>
          </table:table-cell>
          <table:table-cell table:formula="of:=[.B30]^(1-[.$C30])-[.$C30]/2+VLOOKUP([.$A30];[.$G$2:.$H$40];2;0)" office:value-type="float" office:value="-0.0409524849659452" calcext:value-type="float">
            <text:p>-0.0409524849659452</text:p>
          </table:table-cell>
          <table:table-cell table:formula="of:=IF([.D30]&gt;0;[.D30]^(1/(1-[.$C30]));0)" office:value-type="float" office:value="0" calcext:value-type="float">
            <text:p>0</text:p>
          </table:table-cell>
          <table:table-cell/>
          <table:table-cell office:value-type="float" office:value="0.275" calcext:value-type="float">
            <text:p>0.275</text:p>
          </table:table-cell>
          <table:table-cell table:style-name="ce3" office:value-type="float" office:value="0.331846741663352" calcext:value-type="float">
            <text:p>0.33184674166335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938528" calcext:value-type="float">
            <text:p>0.0000000938528</text:p>
          </table:table-cell>
          <table:table-cell table:formula="of:=SQRT([.A31])" office:value-type="float" office:value="0.806225774829855" calcext:value-type="float">
            <text:p>0.806225774829855</text:p>
          </table:table-cell>
          <table:table-cell table:formula="of:=[.B31]^(1-[.$C31])-[.$C31]/2+VLOOKUP([.$A31];[.$G$2:.$H$40];2;0)" office:value-type="float" office:value="-0.0165561276435289" calcext:value-type="float">
            <text:p>-0.0165561276435289</text:p>
          </table:table-cell>
          <table:table-cell table:formula="of:=IF([.D31]&gt;0;[.D31]^(1/(1-[.$C31]));0)"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table:style-name="ce3" office:value-type="float" office:value="0.310515846458496" calcext:value-type="float">
            <text:p>0.31051584645849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214053" calcext:value-type="float">
            <text:p>0.00000214053</text:p>
          </table:table-cell>
          <table:table-cell table:formula="of:=SQRT([.A32])" office:value-type="float" office:value="0.806225774829855" calcext:value-type="float">
            <text:p>0.806225774829855</text:p>
          </table:table-cell>
          <table:table-cell table:formula="of:=[.B32]^(1-[.$C32])-[.$C32]/2+VLOOKUP([.$A32];[.$G$2:.$H$40];2;0)" office:value-type="float" office:value="0.0196582013684794" calcext:value-type="float">
            <text:p>0.0196582013684794</text:p>
          </table:table-cell>
          <table:table-cell table:formula="of:=IF([.D32]&gt;0;[.D32]^(1/(1-[.$C32]));0)" office:value-type="float" office:value="0.00000000156165507399" calcext:value-type="float">
            <text:p>1.56165507398624E-09</text:p>
          </table:table-cell>
          <table:table-cell/>
          <table:table-cell office:value-type="float" office:value="0.225" calcext:value-type="float">
            <text:p>0.225</text:p>
          </table:table-cell>
          <table:table-cell table:style-name="ce3" office:value-type="float" office:value="0.299172861083099" calcext:value-type="float">
            <text:p>0.29917286108309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160837" calcext:value-type="float">
            <text:p>0.00000160837</text:p>
          </table:table-cell>
          <table:table-cell table:formula="of:=SQRT([.A33])" office:value-type="float" office:value="0.774596669241483" calcext:value-type="float">
            <text:p>0.774596669241483</text:p>
          </table:table-cell>
          <table:table-cell table:formula="of:=[.B33]^(1-[.$C33])-[.$C33]/2+VLOOKUP([.$A33];[.$G$2:.$H$40];2;0)" office:value-type="float" office:value="-0.00281876946748516" calcext:value-type="float">
            <text:p>-0.00281876946748516</text:p>
          </table:table-cell>
          <table:table-cell table:formula="of:=IF([.D33]&gt;0;[.D33]^(1/(1-[.$C33]));0)"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3" office:value-type="float" office:value="0.283435899653078" calcext:value-type="float">
            <text:p>0.28343589965307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63005" calcext:value-type="float">
            <text:p>0.000063005</text:p>
          </table:table-cell>
          <table:table-cell table:formula="of:=SQRT([.A34])" office:value-type="float" office:value="0.741619848709566" calcext:value-type="float">
            <text:p>0.741619848709566</text:p>
          </table:table-cell>
          <table:table-cell table:formula="of:=[.B34]^(1-[.$C34])-[.$C34]/2+VLOOKUP([.$A34];[.$G$2:.$H$40];2;0)" office:value-type="float" office:value="0.0473867979345061" calcext:value-type="float">
            <text:p>0.0473867979345061</text:p>
          </table:table-cell>
          <table:table-cell table:formula="of:=IF([.D34]&gt;0;[.D34]^(1/(1-[.$C34]));0)" office:value-type="float" office:value="0.00000748930094851029" calcext:value-type="float">
            <text:p>7.48930094851029E-06</text:p>
          </table:table-cell>
          <table:table-cell/>
          <table:table-cell office:value-type="float" office:value="0.175" calcext:value-type="float">
            <text:p>0.175</text:p>
          </table:table-cell>
          <table:table-cell table:style-name="ce3" office:value-type="float" office:value="0.257609999096885" calcext:value-type="float">
            <text:p>0.25760999909688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27236" calcext:value-type="float">
            <text:p>0.000027236</text:p>
          </table:table-cell>
          <table:table-cell table:formula="of:=SQRT([.A35])" office:value-type="float" office:value="0.741619848709566" calcext:value-type="float">
            <text:p>0.741619848709566</text:p>
          </table:table-cell>
          <table:table-cell table:formula="of:=[.B35]^(1-[.$C35])-[.$C35]/2+VLOOKUP([.$A35];[.$G$2:.$H$40];2;0)" office:value-type="float" office:value="0.031380580209366" calcext:value-type="float">
            <text:p>0.031380580209366</text:p>
          </table:table-cell>
          <table:table-cell table:formula="of:=IF([.D35]&gt;0;[.D35]^(1/(1-[.$C35]));0)" office:value-type="float" office:value="0.00000151941904516926" calcext:value-type="float">
            <text:p>1.51941904516926E-06</text:p>
          </table:table-cell>
          <table:table-cell/>
          <table:table-cell office:value-type="float" office:value="0.15" calcext:value-type="float">
            <text:p>0.15</text:p>
          </table:table-cell>
          <table:table-cell table:style-name="ce3" office:value-type="float" office:value="0.228650093230478" calcext:value-type="float">
            <text:p>0.22865009323047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120837" calcext:value-type="float">
            <text:p>0.000000120837</text:p>
          </table:table-cell>
          <table:table-cell table:formula="of:=SQRT([.A36])" office:value-type="float" office:value="0.806225774829855" calcext:value-type="float">
            <text:p>0.806225774829855</text:p>
          </table:table-cell>
          <table:table-cell table:formula="of:=[.B36]^(1-[.$C36])-[.$C36]/2+VLOOKUP([.$A36];[.$G$2:.$H$40];2;0)" office:value-type="float" office:value="-0.0143741749197385" calcext:value-type="float">
            <text:p>-0.0143741749197385</text:p>
          </table:table-cell>
          <table:table-cell table:formula="of:=IF([.D36]&gt;0;[.D36]^(1/(1-[.$C36]));0)" office:value-type="float" office:value="0" calcext:value-type="float">
            <text:p>0</text:p>
          </table:table-cell>
          <table:table-cell/>
          <table:table-cell office:value-type="float" office:value="0.125" calcext:value-type="float">
            <text:p>0.125</text:p>
          </table:table-cell>
          <table:table-cell table:style-name="ce3" office:value-type="float" office:value="0.197923687470291" calcext:value-type="float">
            <text:p>0.19792368747029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794272" calcext:value-type="float">
            <text:p>0.00000794272</text:p>
          </table:table-cell>
          <table:table-cell table:formula="of:=SQRT([.A37])" office:value-type="float" office:value="0.806225774829855" calcext:value-type="float">
            <text:p>0.806225774829855</text:p>
          </table:table-cell>
          <table:table-cell table:formula="of:=[.B37]^(1-[.$C37])-[.$C37]/2+VLOOKUP([.$A37];[.$G$2:.$H$40];2;0)" office:value-type="float" office:value="0.0427100938298591" calcext:value-type="float">
            <text:p>0.0427100938298591</text:p>
          </table:table-cell>
          <table:table-cell table:formula="of:=IF([.D37]&gt;0;[.D37]^(1/(1-[.$C37]));0)" office:value-type="float" office:value="0.00000008563555303931" calcext:value-type="float">
            <text:p>8.56355530393122E-08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3" office:value-type="float" office:value="0.171914592131248" calcext:value-type="float">
            <text:p>0.171914592131248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72895" calcext:value-type="float">
            <text:p>0.0272895</text:p>
          </table:table-cell>
          <table:table-cell table:formula="of:=SQRT([.A38])" office:value-type="float" office:value="0.651920240520265" calcext:value-type="float">
            <text:p>0.651920240520265</text:p>
          </table:table-cell>
          <table:table-cell table:formula="of:=[.B38]^(1-[.$C38])-[.$C38]/2+VLOOKUP([.$A38];[.$G$2:.$H$40];2;0)" office:value-type="float" office:value="0.302680097237877" calcext:value-type="float">
            <text:p>0.302680097237877</text:p>
          </table:table-cell>
          <table:table-cell table:formula="of:=IF([.D38]&gt;0;[.D38]^(1/(1-[.$C38]));0)" office:value-type="float" office:value="0.0322787026764408" calcext:value-type="float">
            <text:p>0.0322787026764408</text:p>
          </table:table-cell>
          <table:table-cell/>
          <table:table-cell office:value-type="float" office:value="0.075" calcext:value-type="float">
            <text:p>0.075</text:p>
          </table:table-cell>
          <table:table-cell table:style-name="ce3" office:value-type="float" office:value="0.135275888584435" calcext:value-type="float">
            <text:p>0.13527588858443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320898" calcext:value-type="float">
            <text:p>0.00000320898</text:p>
          </table:table-cell>
          <table:table-cell table:formula="of:=SQRT([.A39])" office:value-type="float" office:value="0.741619848709566" calcext:value-type="float">
            <text:p>0.741619848709566</text:p>
          </table:table-cell>
          <table:table-cell table:formula="of:=[.B39]^(1-[.$C39])-[.$C39]/2+VLOOKUP([.$A39];[.$G$2:.$H$40];2;0)" office:value-type="float" office:value="0.0032978001000446" calcext:value-type="float">
            <text:p>0.0032978001000446</text:p>
          </table:table-cell>
          <table:table-cell table:formula="of:=IF([.D39]&gt;0;[.D39]^(1/(1-[.$C39]));0)" office:value-type="float" office:value="0.00000000024823737631" calcext:value-type="float">
            <text:p>2.48237376310348E-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" office:value-type="float" office:value="0.110042478806654" calcext:value-type="float">
            <text:p>0.110042478806654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913179" calcext:value-type="float">
            <text:p>0.00913179</text:p>
          </table:table-cell>
          <table:table-cell table:formula="of:=SQRT([.A40])" office:value-type="float" office:value="0.790569415042095" calcext:value-type="float">
            <text:p>0.790569415042095</text:p>
          </table:table-cell>
          <table:table-cell table:formula="of:=[.B40]^(1-[.$C40])-[.$C40]/2+VLOOKUP([.$A40];[.$G$2:.$H$40];2;0)" office:value-type="float" office:value="0.319016042091672" calcext:value-type="float">
            <text:p>0.319016042091672</text:p>
          </table:table-cell>
          <table:table-cell table:formula="of:=IF([.D40]&gt;0;[.D40]^(1/(1-[.$C40]));0)" office:value-type="float" office:value="0.00427344721133501" calcext:value-type="float">
            <text:p>0.00427344721133501</text:p>
          </table:table-cell>
          <table:table-cell/>
          <table:table-cell office:value-type="float" office:value="0.025" calcext:value-type="float">
            <text:p>0.025</text:p>
          </table:table-cell>
          <table:table-cell table:style-name="ce3" office:value-type="float" office:value="0.0780056710901145" calcext:value-type="float">
            <text:p>0.078005671090114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116464" calcext:value-type="float">
            <text:p>1.16464E-10</text:p>
          </table:table-cell>
          <table:table-cell table:formula="of:=SQRT([.A41])" office:value-type="float" office:value="0.866025403784439" calcext:value-type="float">
            <text:p>0.866025403784439</text:p>
          </table:table-cell>
          <table:table-cell table:formula="of:=[.B41]^(1-[.$C41])-[.$C41]/2+VLOOKUP([.$A41];[.$G$2:.$H$40];2;0)" office:value-type="float" office:value="-0.0203759765955436" calcext:value-type="float">
            <text:p>-0.0203759765955436</text:p>
          </table:table-cell>
          <table:table-cell table:formula="of:=IF([.D41]&gt;0;[.D41]^(1/(1-[.$C41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16755" calcext:value-type="float">
            <text:p>0.0000216755</text:p>
          </table:table-cell>
          <table:table-cell table:formula="of:=SQRT([.A42])" office:value-type="float" office:value="0.821583836257749" calcext:value-type="float">
            <text:p>0.821583836257749</text:p>
          </table:table-cell>
          <table:table-cell table:formula="of:=[.B42]^(1-[.$C42])-[.$C42]/2+VLOOKUP([.$A42];[.$G$2:.$H$40];2;0)" office:value-type="float" office:value="0.0775019084058131" calcext:value-type="float">
            <text:p>0.0775019084058131</text:p>
          </table:table-cell>
          <table:table-cell table:formula="of:=IF([.D42]&gt;0;[.D42]^(1/(1-[.$C42]));0)" office:value-type="float" office:value="0.00000059530106649196" calcext:value-type="float">
            <text:p>5.95301066491961E-07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8688" calcext:value-type="float">
            <text:p>0.018688</text:p>
          </table:table-cell>
          <table:table-cell table:formula="of:=SQRT([.A43])" office:value-type="float" office:value="0.670820393249937" calcext:value-type="float">
            <text:p>0.670820393249937</text:p>
          </table:table-cell>
          <table:table-cell table:formula="of:=[.B43]^(1-[.$C43])-[.$C43]/2+VLOOKUP([.$A43];[.$G$2:.$H$40];2;0)" office:value-type="float" office:value="0.27488353916986" calcext:value-type="float">
            <text:p>0.27488353916986</text:p>
          </table:table-cell>
          <table:table-cell table:formula="of:=IF([.D43]&gt;0;[.D43]^(1/(1-[.$C43]));0)" office:value-type="float" office:value="0.0197794873222202" calcext:value-type="float">
            <text:p>0.0197794873222202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415321" calcext:value-type="float">
            <text:p>0.000415321</text:p>
          </table:table-cell>
          <table:table-cell table:formula="of:=SQRT([.A44])" office:value-type="float" office:value="0.741619848709566" calcext:value-type="float">
            <text:p>0.741619848709566</text:p>
          </table:table-cell>
          <table:table-cell table:formula="of:=[.B44]^(1-[.$C44])-[.$C44]/2+VLOOKUP([.$A44];[.$G$2:.$H$40];2;0)" office:value-type="float" office:value="0.0989691366464364" calcext:value-type="float">
            <text:p>0.0989691366464364</text:p>
          </table:table-cell>
          <table:table-cell table:formula="of:=IF([.D44]&gt;0;[.D44]^(1/(1-[.$C44]));0)" office:value-type="float" office:value="0.000129513973055867" calcext:value-type="float">
            <text:p>0.000129513973055867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49252" calcext:value-type="float">
            <text:p>0.000149252</text:p>
          </table:table-cell>
          <table:table-cell table:formula="of:=SQRT([.A45])" office:value-type="float" office:value="0.774596669241483" calcext:value-type="float">
            <text:p>0.774596669241483</text:p>
          </table:table-cell>
          <table:table-cell table:formula="of:=[.B45]^(1-[.$C45])-[.$C45]/2+VLOOKUP([.$A45];[.$G$2:.$H$40];2;0)" office:value-type="float" office:value="0.0850129479586093" calcext:value-type="float">
            <text:p>0.0850129479586093</text:p>
          </table:table-cell>
          <table:table-cell table:formula="of:=IF([.D45]&gt;0;[.D45]^(1/(1-[.$C45]));0)" office:value-type="float" office:value="0.0000178102270091783" calcext:value-type="float">
            <text:p>1.78102270091783E-05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553886" calcext:value-type="float">
            <text:p>0.000553886</text:p>
          </table:table-cell>
          <table:table-cell table:formula="of:=SQRT([.A46])" office:value-type="float" office:value="0.689202437604511" calcext:value-type="float">
            <text:p>0.689202437604511</text:p>
          </table:table-cell>
          <table:table-cell table:formula="of:=[.B46]^(1-[.$C46])-[.$C46]/2+VLOOKUP([.$A46];[.$G$2:.$H$40];2;0)" office:value-type="float" office:value="0.0903982833393215" calcext:value-type="float">
            <text:p>0.0903982833393215</text:p>
          </table:table-cell>
          <table:table-cell table:formula="of:=IF([.D46]&gt;0;[.D46]^(1/(1-[.$C46]));0)" office:value-type="float" office:value="0.00043794108487659" calcext:value-type="float">
            <text:p>0.00043794108487659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00449118" calcext:value-type="float">
            <text:p>0.00000449118</text:p>
          </table:table-cell>
          <table:table-cell table:formula="of:=SQRT([.A47])" office:value-type="float" office:value="0.724568837309472" calcext:value-type="float">
            <text:p>0.724568837309472</text:p>
          </table:table-cell>
          <table:table-cell table:formula="of:=[.B47]^(1-[.$C47])-[.$C47]/2+VLOOKUP([.$A47];[.$G$2:.$H$40];2;0)" office:value-type="float" office:value="0.0116723999948862" calcext:value-type="float">
            <text:p>0.0116723999948862</text:p>
          </table:table-cell>
          <table:table-cell table:formula="of:=IF([.D47]&gt;0;[.D47]^(1/(1-[.$C47]));0)" office:value-type="float" office:value="0.00000009604925365604" calcext:value-type="float">
            <text:p>9.60492536560429E-08</text:p>
          </table:table-cell>
          <table:table-cell table:number-columns-repeated="3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99797" calcext:value-type="float">
            <text:p>0.099797</text:p>
          </table:table-cell>
          <table:table-cell table:formula="of:=SQRT([.A48])" office:value-type="float" office:value="0.570087712549569" calcext:value-type="float">
            <text:p>0.570087712549569</text:p>
          </table:table-cell>
          <table:table-cell table:formula="of:=[.B48]^(1-[.$C48])-[.$C48]/2+VLOOKUP([.$A48];[.$G$2:.$H$40];2;0)" office:value-type="float" office:value="0.426679329768201" calcext:value-type="float">
            <text:p>0.426679329768201</text:p>
          </table:table-cell>
          <table:table-cell table:formula="of:=IF([.D48]&gt;0;[.D48]^(1/(1-[.$C48]));0)" office:value-type="float" office:value="0.13790997033167" calcext:value-type="float">
            <text:p>0.13790997033167</text:p>
          </table:table-cell>
          <table:table-cell table:number-columns-repeated="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4967" calcext:value-type="float">
            <text:p>0.000004967</text:p>
          </table:table-cell>
          <table:table-cell table:formula="of:=SQRT([.A49])" office:value-type="float" office:value="0.758287544405155" calcext:value-type="float">
            <text:p>0.758287544405155</text:p>
          </table:table-cell>
          <table:table-cell table:formula="of:=[.B49]^(1-[.$C49])-[.$C49]/2+VLOOKUP([.$A49];[.$G$2:.$H$40];2;0)" office:value-type="float" office:value="0.0105746127888981" calcext:value-type="float">
            <text:p>0.0105746127888981</text:p>
          </table:table-cell>
          <table:table-cell table:formula="of:=IF([.D49]&gt;0;[.D49]^(1/(1-[.$C49]));0)" office:value-type="float" office:value="0.0000000067002556272" calcext:value-type="float">
            <text:p>6.70025562719676E-09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792716" calcext:value-type="float">
            <text:p>0.000792716</text:p>
          </table:table-cell>
          <table:table-cell table:formula="of:=SQRT([.A50])" office:value-type="float" office:value="0.790569415042095" calcext:value-type="float">
            <text:p>0.790569415042095</text:p>
          </table:table-cell>
          <table:table-cell table:formula="of:=[.B50]^(1-[.$C50])-[.$C50]/2+VLOOKUP([.$A50];[.$G$2:.$H$40];2;0)" office:value-type="float" office:value="0.169182000571162" calcext:value-type="float">
            <text:p>0.169182000571162</text:p>
          </table:table-cell>
          <table:table-cell table:formula="of:=IF([.D50]&gt;0;[.D50]^(1/(1-[.$C50]));0)" office:value-type="float" office:value="0.000206778544542213" calcext:value-type="float">
            <text:p>0.000206778544542213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710399" calcext:value-type="float">
            <text:p>0.00710399</text:p>
          </table:table-cell>
          <table:table-cell table:formula="of:=SQRT([.A51])" office:value-type="float" office:value="0.651920240520265" calcext:value-type="float">
            <text:p>0.651920240520265</text:p>
          </table:table-cell>
          <table:table-cell table:formula="of:=[.B51]^(1-[.$C51])-[.$C51]/2+VLOOKUP([.$A51];[.$G$2:.$H$40];2;0)" office:value-type="float" office:value="0.195894055351378" calcext:value-type="float">
            <text:p>0.195894055351378</text:p>
          </table:table-cell>
          <table:table-cell table:formula="of:=IF([.D51]&gt;0;[.D51]^(1/(1-[.$C51]));0)" office:value-type="float" office:value="0.00924792917143335" calcext:value-type="float">
            <text:p>0.00924792917143335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267443" calcext:value-type="float">
            <text:p>0.0000000267443</text:p>
          </table:table-cell>
          <table:table-cell table:formula="of:=SQRT([.A52])" office:value-type="float" office:value="0.866025403784439" calcext:value-type="float">
            <text:p>0.866025403784439</text:p>
          </table:table-cell>
          <table:table-cell table:formula="of:=[.B52]^(1-[.$C52])-[.$C52]/2+VLOOKUP([.$A52];[.$G$2:.$H$40];2;0)" office:value-type="float" office:value="0.0296482846930021" calcext:value-type="float">
            <text:p>0.0296482846930021</text:p>
          </table:table-cell>
          <table:table-cell table:formula="of:=IF([.D52]&gt;0;[.D52]^(1/(1-[.$C52]));0)" office:value-type="float" office:value="0.00000000000393413754" calcext:value-type="float">
            <text:p>3.9341375414127E-12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694727" calcext:value-type="float">
            <text:p>6.94727E-10</text:p>
          </table:table-cell>
          <table:table-cell table:formula="of:=SQRT([.A53])" office:value-type="float" office:value="0.836660026534076" calcext:value-type="float">
            <text:p>0.836660026534076</text:p>
          </table:table-cell>
          <table:table-cell table:formula="of:=[.B53]^(1-[.$C53])-[.$C53]/2+VLOOKUP([.$A53];[.$G$2:.$H$40];2;0)" office:value-type="float" office:value="-0.033838177694288" calcext:value-type="float">
            <text:p>-0.033838177694288</text:p>
          </table:table-cell>
          <table:table-cell table:formula="of:=IF([.D53]&gt;0;[.D53]^(1/(1-[.$C53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19464" calcext:value-type="float">
            <text:p>0.000119464</text:p>
          </table:table-cell>
          <table:table-cell table:formula="of:=SQRT([.A54])" office:value-type="float" office:value="0.790569415042095" calcext:value-type="float">
            <text:p>0.790569415042095</text:p>
          </table:table-cell>
          <table:table-cell table:formula="of:=[.B54]^(1-[.$C54])-[.$C54]/2+VLOOKUP([.$A54];[.$G$2:.$H$40];2;0)" office:value-type="float" office:value="0.0958286031332292" calcext:value-type="float">
            <text:p>0.0958286031332292</text:p>
          </table:table-cell>
          <table:table-cell table:formula="of:=IF([.D54]&gt;0;[.D54]^(1/(1-[.$C54]));0)" office:value-type="float" office:value="0.0000137022014119022" calcext:value-type="float">
            <text:p>1.37022014119022E-05</text:p>
          </table:table-cell>
          <table:table-cell table:number-columns-repeated="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443991" calcext:value-type="float">
            <text:p>0.0443991</text:p>
          </table:table-cell>
          <table:table-cell table:formula="of:=SQRT([.A55])" office:value-type="float" office:value="0.758287544405155" calcext:value-type="float">
            <text:p>0.758287544405155</text:p>
          </table:table-cell>
          <table:table-cell table:formula="of:=[.B55]^(1-[.$C55])-[.$C55]/2+VLOOKUP([.$A55];[.$G$2:.$H$40];2;0)" office:value-type="float" office:value="0.429372748394569" calcext:value-type="float">
            <text:p>0.429372748394569</text:p>
          </table:table-cell>
          <table:table-cell table:formula="of:=IF([.D55]&gt;0;[.D55]^(1/(1-[.$C55]));0)" office:value-type="float" office:value="0.0302678935583431" calcext:value-type="float">
            <text:p>0.030267893558343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105671" calcext:value-type="float">
            <text:p>0.0000000105671</text:p>
          </table:table-cell>
          <table:table-cell table:formula="of:=SQRT([.A56])" office:value-type="float" office:value="0.836660026534076" calcext:value-type="float">
            <text:p>0.836660026534076</text:p>
          </table:table-cell>
          <table:table-cell table:formula="of:=[.B56]^(1-[.$C56])-[.$C56]/2+VLOOKUP([.$A56];[.$G$2:.$H$40];2;0)" office:value-type="float" office:value="-0.0159652148932859" calcext:value-type="float">
            <text:p>-0.0159652148932859</text:p>
          </table:table-cell>
          <table:table-cell table:formula="of:=IF([.D56]&gt;0;[.D56]^(1/(1-[.$C56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103356" calcext:value-type="float">
            <text:p>0.000103356</text:p>
          </table:table-cell>
          <table:table-cell table:formula="of:=SQRT([.A57])" office:value-type="float" office:value="0.741619848709566" calcext:value-type="float">
            <text:p>0.741619848709566</text:p>
          </table:table-cell>
          <table:table-cell table:formula="of:=[.B57]^(1-[.$C57])-[.$C57]/2+VLOOKUP([.$A57];[.$G$2:.$H$40];2;0)" office:value-type="float" office:value="0.0585951677286407" calcext:value-type="float">
            <text:p>0.0585951677286407</text:p>
          </table:table-cell>
          <table:table-cell table:formula="of:=IF([.D57]&gt;0;[.D57]^(1/(1-[.$C57]));0)" office:value-type="float" office:value="0.0000170332302408407" calcext:value-type="float">
            <text:p>1.70332302408407E-0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741261" calcext:value-type="float">
            <text:p>0.000000741261</text:p>
          </table:table-cell>
          <table:table-cell table:formula="of:=SQRT([.A58])" office:value-type="float" office:value="0.774596669241483" calcext:value-type="float">
            <text:p>0.774596669241483</text:p>
          </table:table-cell>
          <table:table-cell table:formula="of:=[.B58]^(1-[.$C58])-[.$C58]/2+VLOOKUP([.$A58];[.$G$2:.$H$40];2;0)" office:value-type="float" office:value="-0.0107399195545119" calcext:value-type="float">
            <text:p>-0.0107399195545119</text:p>
          </table:table-cell>
          <table:table-cell table:formula="of:=IF([.D58]&gt;0;[.D58]^(1/(1-[.$C58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40163" calcext:value-type="float">
            <text:p>0.000040163</text:p>
          </table:table-cell>
          <table:table-cell table:formula="of:=SQRT([.A59])" office:value-type="float" office:value="0.774596669241483" calcext:value-type="float">
            <text:p>0.774596669241483</text:p>
          </table:table-cell>
          <table:table-cell table:formula="of:=[.B59]^(1-[.$C59])-[.$C59]/2+VLOOKUP([.$A59];[.$G$2:.$H$40];2;0)" office:value-type="float" office:value="0.0498533508698996" calcext:value-type="float">
            <text:p>0.0498533508698996</text:p>
          </table:table-cell>
          <table:table-cell table:formula="of:=IF([.D59]&gt;0;[.D59]^(1/(1-[.$C59]));0)" office:value-type="float" office:value="0.00000166852165692073" calcext:value-type="float">
            <text:p>1.66852165692073E-06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185575" calcext:value-type="float">
            <text:p>0.000000185575</text:p>
          </table:table-cell>
          <table:table-cell table:formula="of:=SQRT([.A60])" office:value-type="float" office:value="0.707106781186548" calcext:value-type="float">
            <text:p>0.707106781186548</text:p>
          </table:table-cell>
          <table:table-cell table:formula="of:=[.B60]^(1-[.$C60])-[.$C60]/2+VLOOKUP([.$A60];[.$G$2:.$H$40];2;0)" office:value-type="float" office:value="0.000646374777088399" calcext:value-type="float">
            <text:p>0.000646374777088399</text:p>
          </table:table-cell>
          <table:table-cell table:formula="of:=IF([.D60]&gt;0;[.D60]^(1/(1-[.$C60]));0)" office:value-type="float" office:value="0.00000000001289177106" calcext:value-type="float">
            <text:p>1.28917710623434E-11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367264" calcext:value-type="float">
            <text:p>0.0367264</text:p>
          </table:table-cell>
          <table:table-cell table:formula="of:=SQRT([.A61])" office:value-type="float" office:value="0.651920240520265" calcext:value-type="float">
            <text:p>0.651920240520265</text:p>
          </table:table-cell>
          <table:table-cell table:formula="of:=[.B61]^(1-[.$C61])-[.$C61]/2+VLOOKUP([.$A61];[.$G$2:.$H$40];2;0)" office:value-type="float" office:value="0.333773584353419" calcext:value-type="float">
            <text:p>0.333773584353419</text:p>
          </table:table-cell>
          <table:table-cell table:formula="of:=IF([.D61]&gt;0;[.D61]^(1/(1-[.$C61]));0)" office:value-type="float" office:value="0.0427486960422405" calcext:value-type="float">
            <text:p>0.042748696042240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300518" calcext:value-type="float">
            <text:p>0.00300518</text:p>
          </table:table-cell>
          <table:table-cell table:formula="of:=SQRT([.A62])" office:value-type="float" office:value="0.774596669241483" calcext:value-type="float">
            <text:p>0.774596669241483</text:p>
          </table:table-cell>
          <table:table-cell table:formula="of:=[.B62]^(1-[.$C62])-[.$C62]/2+VLOOKUP([.$A62];[.$G$2:.$H$40];2;0)" office:value-type="float" office:value="0.217825721829539" calcext:value-type="float">
            <text:p>0.217825721829539</text:p>
          </table:table-cell>
          <table:table-cell table:formula="of:=IF([.D62]&gt;0;[.D62]^(1/(1-[.$C62]));0)" office:value-type="float" office:value="0.00115751548102066" calcext:value-type="float">
            <text:p>0.00115751548102066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109316" calcext:value-type="float">
            <text:p>0.000109316</text:p>
          </table:table-cell>
          <table:table-cell table:formula="of:=SQRT([.A63])" office:value-type="float" office:value="0.741619848709566" calcext:value-type="float">
            <text:p>0.741619848709566</text:p>
          </table:table-cell>
          <table:table-cell table:formula="of:=[.B63]^(1-[.$C63])-[.$C63]/2+VLOOKUP([.$A63];[.$G$2:.$H$40];2;0)" office:value-type="float" office:value="0.0599574640874992" calcext:value-type="float">
            <text:p>0.0599574640874992</text:p>
          </table:table-cell>
          <table:table-cell table:formula="of:=IF([.D63]&gt;0;[.D63]^(1/(1-[.$C63]));0)" office:value-type="float" office:value="0.0000186177803876144" calcext:value-type="float">
            <text:p>1.86177803876144E-05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151218" calcext:value-type="float">
            <text:p>0.00151218</text:p>
          </table:table-cell>
          <table:table-cell table:formula="of:=SQRT([.A64])" office:value-type="float" office:value="0.670820393249937" calcext:value-type="float">
            <text:p>0.670820393249937</text:p>
          </table:table-cell>
          <table:table-cell table:formula="of:=[.B64]^(1-[.$C64])-[.$C64]/2+VLOOKUP([.$A64];[.$G$2:.$H$40];2;0)" office:value-type="float" office:value="0.123007424772503" calcext:value-type="float">
            <text:p>0.123007424772503</text:p>
          </table:table-cell>
          <table:table-cell table:formula="of:=IF([.D64]&gt;0;[.D64]^(1/(1-[.$C64]));0)" office:value-type="float" office:value="0.0017192660705824" calcext:value-type="float">
            <text:p>0.0017192660705824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885471" calcext:value-type="float">
            <text:p>0.0000885471</text:p>
          </table:table-cell>
          <table:table-cell table:formula="of:=SQRT([.A65])" office:value-type="float" office:value="0.741619848709566" calcext:value-type="float">
            <text:p>0.741619848709566</text:p>
          </table:table-cell>
          <table:table-cell table:formula="of:=[.B65]^(1-[.$C65])-[.$C65]/2+VLOOKUP([.$A65];[.$G$2:.$H$40];2;0)" office:value-type="float" office:value="0.0549381250819318" calcext:value-type="float">
            <text:p>0.0549381250819318</text:p>
          </table:table-cell>
          <table:table-cell table:formula="of:=IF([.D65]&gt;0;[.D65]^(1/(1-[.$C65]));0)" office:value-type="float" office:value="0.0000132732149301131" calcext:value-type="float">
            <text:p>1.32732149301131E-05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317991" calcext:value-type="float">
            <text:p>0.0000317991</text:p>
          </table:table-cell>
          <table:table-cell table:formula="of:=SQRT([.A66])" office:value-type="float" office:value="0.806225774829855" calcext:value-type="float">
            <text:p>0.806225774829855</text:p>
          </table:table-cell>
          <table:table-cell table:formula="of:=[.B66]^(1-[.$C66])-[.$C66]/2+VLOOKUP([.$A66];[.$G$2:.$H$40];2;0)" office:value-type="float" office:value="0.0743948892689797" calcext:value-type="float">
            <text:p>0.0743948892689797</text:p>
          </table:table-cell>
          <table:table-cell table:formula="of:=IF([.D66]&gt;0;[.D66]^(1/(1-[.$C66]));0)" office:value-type="float" office:value="0.00000150118587709442" calcext:value-type="float">
            <text:p>1.50118587709442E-06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337056" calcext:value-type="float">
            <text:p>0.0337056</text:p>
          </table:table-cell>
          <table:table-cell table:formula="of:=SQRT([.A67])" office:value-type="float" office:value="0.790569415042095" calcext:value-type="float">
            <text:p>0.790569415042095</text:p>
          </table:table-cell>
          <table:table-cell table:formula="of:=[.B67]^(1-[.$C67])-[.$C67]/2+VLOOKUP([.$A67];[.$G$2:.$H$40];2;0)" office:value-type="float" office:value="0.436660208203269" calcext:value-type="float">
            <text:p>0.436660208203269</text:p>
          </table:table-cell>
          <table:table-cell table:formula="of:=IF([.D67]&gt;0;[.D67]^(1/(1-[.$C67]));0)" office:value-type="float" office:value="0.0191310635291509" calcext:value-type="float">
            <text:p>0.0191310635291509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406215" calcext:value-type="float">
            <text:p>0.000406215</text:p>
          </table:table-cell>
          <table:table-cell table:formula="of:=SQRT([.A68])" office:value-type="float" office:value="0.670820393249937" calcext:value-type="float">
            <text:p>0.670820393249937</text:p>
          </table:table-cell>
          <table:table-cell table:formula="of:=[.B68]^(1-[.$C68])-[.$C68]/2+VLOOKUP([.$A68];[.$G$2:.$H$40];2;0)" office:value-type="float" office:value="0.0815904363654885" calcext:value-type="float">
            <text:p>0.0815904363654885</text:p>
          </table:table-cell>
          <table:table-cell table:formula="of:=IF([.D68]&gt;0;[.D68]^(1/(1-[.$C68]));0)" office:value-type="float" office:value="0.000493989352399768" calcext:value-type="float">
            <text:p>0.000493989352399768</text:p>
          </table:table-cell>
          <table:table-cell table:number-columns-repeated="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405577" calcext:value-type="float">
            <text:p>0.0000405577</text:p>
          </table:table-cell>
          <table:table-cell table:formula="of:=SQRT([.A69])" office:value-type="float" office:value="0.758287544405155" calcext:value-type="float">
            <text:p>0.758287544405155</text:p>
          </table:table-cell>
          <table:table-cell table:formula="of:=[.B69]^(1-[.$C69])-[.$C69]/2+VLOOKUP([.$A69];[.$G$2:.$H$40];2;0)" office:value-type="float" office:value="0.0451168069630157" calcext:value-type="float">
            <text:p>0.0451168069630157</text:p>
          </table:table-cell>
          <table:table-cell table:formula="of:=IF([.D69]&gt;0;[.D69]^(1/(1-[.$C69]));0)" office:value-type="float" office:value="0.00000270894224718122" calcext:value-type="float">
            <text:p>2.70894224718122E-06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1162" calcext:value-type="float">
            <text:p>0.011162</text:p>
          </table:table-cell>
          <table:table-cell table:formula="of:=SQRT([.A70])" office:value-type="float" office:value="0.724568837309472" calcext:value-type="float">
            <text:p>0.724568837309472</text:p>
          </table:table-cell>
          <table:table-cell table:formula="of:=[.B70]^(1-[.$C70])-[.$C70]/2+VLOOKUP([.$A70];[.$G$2:.$H$40];2;0)" office:value-type="float" office:value="0.267940103746646" calcext:value-type="float">
            <text:p>0.267940103746646</text:p>
          </table:table-cell>
          <table:table-cell table:formula="of:=IF([.D70]&gt;0;[.D70]^(1/(1-[.$C70]));0)" office:value-type="float" office:value="0.00838287530348412" calcext:value-type="float">
            <text:p>0.00838287530348412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46137" calcext:value-type="float">
            <text:p>0.00000046137</text:p>
          </table:table-cell>
          <table:table-cell table:formula="of:=SQRT([.A71])" office:value-type="float" office:value="0.790569415042095" calcext:value-type="float">
            <text:p>0.790569415042095</text:p>
          </table:table-cell>
          <table:table-cell table:formula="of:=[.B71]^(1-[.$C71])-[.$C71]/2+VLOOKUP([.$A71];[.$G$2:.$H$40];2;0)" office:value-type="float" office:value="-0.00788545627587284" calcext:value-type="float">
            <text:p>-0.00788545627587284</text:p>
          </table:table-cell>
          <table:table-cell table:formula="of:=IF([.D71]&gt;0;[.D71]^(1/(1-[.$C71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70471" calcext:value-type="float">
            <text:p>0.00070471</text:p>
          </table:table-cell>
          <table:table-cell table:formula="of:=SQRT([.A72])" office:value-type="float" office:value="0.741619848709566" calcext:value-type="float">
            <text:p>0.741619848709566</text:p>
          </table:table-cell>
          <table:table-cell table:formula="of:=[.B72]^(1-[.$C72])-[.$C72]/2+VLOOKUP([.$A72];[.$G$2:.$H$40];2;0)" office:value-type="float" office:value="0.118546652711173" calcext:value-type="float">
            <text:p>0.118546652711173</text:p>
          </table:table-cell>
          <table:table-cell table:formula="of:=IF([.D72]&gt;0;[.D72]^(1/(1-[.$C72]));0)" office:value-type="float" office:value="0.000260438342653609" calcext:value-type="float">
            <text:p>0.000260438342653609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30796" calcext:value-type="float">
            <text:p>0.000130796</text:p>
          </table:table-cell>
          <table:table-cell table:formula="of:=SQRT([.A73])" office:value-type="float" office:value="0.774596669241483" calcext:value-type="float">
            <text:p>0.774596669241483</text:p>
          </table:table-cell>
          <table:table-cell table:formula="of:=[.B73]^(1-[.$C73])-[.$C73]/2+VLOOKUP([.$A73];[.$G$2:.$H$40];2;0)" office:value-type="float" office:value="0.0809888407935761" calcext:value-type="float">
            <text:p>0.0809888407935761</text:p>
          </table:table-cell>
          <table:table-cell table:formula="of:=IF([.D73]&gt;0;[.D73]^(1/(1-[.$C73]));0)" office:value-type="float" office:value="0.0000143627437871823" calcext:value-type="float">
            <text:p>1.43627437871823E-0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272755" calcext:value-type="float">
            <text:p>0.0000272755</text:p>
          </table:table-cell>
          <table:table-cell table:formula="of:=SQRT([.A74])" office:value-type="float" office:value="0.774596669241483" calcext:value-type="float">
            <text:p>0.774596669241483</text:p>
          </table:table-cell>
          <table:table-cell table:formula="of:=[.B74]^(1-[.$C74])-[.$C74]/2+VLOOKUP([.$A74];[.$G$2:.$H$40];2;0)" office:value-type="float" office:value="0.0413241388574894" calcext:value-type="float">
            <text:p>0.0413241388574894</text:p>
          </table:table-cell>
          <table:table-cell table:formula="of:=IF([.D74]&gt;0;[.D74]^(1/(1-[.$C74]));0)" office:value-type="float" office:value="0.00000072577120828404" calcext:value-type="float">
            <text:p>7.25771208284042E-07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260158" calcext:value-type="float">
            <text:p>0.0000000260158</text:p>
          </table:table-cell>
          <table:table-cell table:formula="of:=SQRT([.A75])" office:value-type="float" office:value="0.821583836257749" calcext:value-type="float">
            <text:p>0.821583836257749</text:p>
          </table:table-cell>
          <table:table-cell table:formula="of:=[.B75]^(1-[.$C75])-[.$C75]/2+VLOOKUP([.$A75];[.$G$2:.$H$40];2;0)" office:value-type="float" office:value="-0.0253464782415826" calcext:value-type="float">
            <text:p>-0.0253464782415826</text:p>
          </table:table-cell>
          <table:table-cell table:formula="of:=IF([.D75]&gt;0;[.D75]^(1/(1-[.$C75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45404" calcext:value-type="float">
            <text:p>0.00145404</text:p>
          </table:table-cell>
          <table:table-cell table:formula="of:=SQRT([.A76])" office:value-type="float" office:value="0.707106781186548" calcext:value-type="float">
            <text:p>0.707106781186548</text:p>
          </table:table-cell>
          <table:table-cell table:formula="of:=[.B76]^(1-[.$C76])-[.$C76]/2+VLOOKUP([.$A76];[.$G$2:.$H$40];2;0)" office:value-type="float" office:value="0.137520246633793" calcext:value-type="float">
            <text:p>0.137520246633793</text:p>
          </table:table-cell>
          <table:table-cell table:formula="of:=IF([.D76]&gt;0;[.D76]^(1/(1-[.$C76]));0)" office:value-type="float" office:value="0.00114340399486025" calcext:value-type="float">
            <text:p>0.0011434039948602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78646" calcext:value-type="float">
            <text:p>0.000078646</text:p>
          </table:table-cell>
          <table:table-cell table:formula="of:=SQRT([.A77])" office:value-type="float" office:value="0.774596669241483" calcext:value-type="float">
            <text:p>0.774596669241483</text:p>
          </table:table-cell>
          <table:table-cell table:formula="of:=[.B77]^(1-[.$C77])-[.$C77]/2+VLOOKUP([.$A77];[.$G$2:.$H$40];2;0)" office:value-type="float" office:value="0.066553923683551" calcext:value-type="float">
            <text:p>0.066553923683551</text:p>
          </table:table-cell>
          <table:table-cell table:formula="of:=IF([.D77]&gt;0;[.D77]^(1/(1-[.$C77]));0)" office:value-type="float" office:value="0.00000601201092784472" calcext:value-type="float">
            <text:p>6.01201092784472E-06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166585" calcext:value-type="float">
            <text:p>0.00000166585</text:p>
          </table:table-cell>
          <table:table-cell table:formula="of:=SQRT([.A78])" office:value-type="float" office:value="0.806225774829855" calcext:value-type="float">
            <text:p>0.806225774829855</text:p>
          </table:table-cell>
          <table:table-cell table:formula="of:=[.B78]^(1-[.$C78])-[.$C78]/2+VLOOKUP([.$A78];[.$G$2:.$H$40];2;0)" office:value-type="float" office:value="0.015879211495105" calcext:value-type="float">
            <text:p>0.015879211495105</text:p>
          </table:table-cell>
          <table:table-cell table:formula="of:=IF([.D78]&gt;0;[.D78]^(1/(1-[.$C78]));0)" office:value-type="float" office:value="0.00000000051893946756" calcext:value-type="float">
            <text:p>5.18939467555961E-10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6596" calcext:value-type="float">
            <text:p>0.00026596</text:p>
          </table:table-cell>
          <table:table-cell table:formula="of:=SQRT([.A79])" office:value-type="float" office:value="0.790569415042095" calcext:value-type="float">
            <text:p>0.790569415042095</text:p>
          </table:table-cell>
          <table:table-cell table:formula="of:=[.B79]^(1-[.$C79])-[.$C79]/2+VLOOKUP([.$A79];[.$G$2:.$H$40];2;0)" office:value-type="float" office:value="0.123349859500518" calcext:value-type="float">
            <text:p>0.123349859500518</text:p>
          </table:table-cell>
          <table:table-cell table:formula="of:=IF([.D79]&gt;0;[.D79]^(1/(1-[.$C79]));0)" office:value-type="float" office:value="0.0000457427020240899" calcext:value-type="float">
            <text:p>4.57427020240899E-05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86303" calcext:value-type="float">
            <text:p>0.00286303</text:p>
          </table:table-cell>
          <table:table-cell table:formula="of:=SQRT([.A80])" office:value-type="float" office:value="0.724568837309472" calcext:value-type="float">
            <text:p>0.724568837309472</text:p>
          </table:table-cell>
          <table:table-cell table:formula="of:=[.B80]^(1-[.$C80])-[.$C80]/2+VLOOKUP([.$A80];[.$G$2:.$H$40];2;0)" office:value-type="float" office:value="0.177324696881372" calcext:value-type="float">
            <text:p>0.177324696881372</text:p>
          </table:table-cell>
          <table:table-cell table:formula="of:=IF([.D80]&gt;0;[.D80]^(1/(1-[.$C80]));0)" office:value-type="float" office:value="0.00187295799452612" calcext:value-type="float">
            <text:p>0.00187295799452612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07359" calcext:value-type="float">
            <text:p>0.0000107359</text:p>
          </table:table-cell>
          <table:table-cell table:formula="of:=SQRT([.A81])" office:value-type="float" office:value="0.790569415042095" calcext:value-type="float">
            <text:p>0.790569415042095</text:p>
          </table:table-cell>
          <table:table-cell table:formula="of:=[.B81]^(1-[.$C81])-[.$C81]/2+VLOOKUP([.$A81];[.$G$2:.$H$40];2;0)" office:value-type="float" office:value="0.0360658804205208" calcext:value-type="float">
            <text:p>0.0360658804205208</text:p>
          </table:table-cell>
          <table:table-cell table:formula="of:=IF([.D81]&gt;0;[.D81]^(1/(1-[.$C81]));0)" office:value-type="float" office:value="0.00000012892877240145" calcext:value-type="float">
            <text:p>1.28928772401452E-07</text:p>
          </table:table-cell>
          <table:table-cell table:number-columns-repeated="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431854" calcext:value-type="float">
            <text:p>0.00431854</text:p>
          </table:table-cell>
          <table:table-cell table:formula="of:=SQRT([.A82])" office:value-type="float" office:value="0.758287544405155" calcext:value-type="float">
            <text:p>0.758287544405155</text:p>
          </table:table-cell>
          <table:table-cell table:formula="of:=[.B82]^(1-[.$C82])-[.$C82]/2+VLOOKUP([.$A82];[.$G$2:.$H$40];2;0)" office:value-type="float" office:value="0.226520561630602" calcext:value-type="float">
            <text:p>0.226520561630602</text:p>
          </table:table-cell>
          <table:table-cell table:formula="of:=IF([.D82]&gt;0;[.D82]^(1/(1-[.$C82]));0)" office:value-type="float" office:value="0.00214775807097417" calcext:value-type="float">
            <text:p>0.00214775807097417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204034" calcext:value-type="float">
            <text:p>0.00204034</text:p>
          </table:table-cell>
          <table:table-cell table:formula="of:=SQRT([.A83])" office:value-type="float" office:value="0.670820393249937" calcext:value-type="float">
            <text:p>0.670820393249937</text:p>
          </table:table-cell>
          <table:table-cell table:formula="of:=[.B83]^(1-[.$C83])-[.$C83]/2+VLOOKUP([.$A83];[.$G$2:.$H$40];2;0)" office:value-type="float" office:value="0.135228084749995" calcext:value-type="float">
            <text:p>0.135228084749995</text:p>
          </table:table-cell>
          <table:table-cell table:formula="of:=IF([.D83]&gt;0;[.D83]^(1/(1-[.$C83]));0)" office:value-type="float" office:value="0.00229248763782357" calcext:value-type="float">
            <text:p>0.00229248763782357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649667" calcext:value-type="float">
            <text:p>0.00649667</text:p>
          </table:table-cell>
          <table:table-cell table:formula="of:=SQRT([.A84])" office:value-type="float" office:value="0.741619848709566" calcext:value-type="float">
            <text:p>0.741619848709566</text:p>
          </table:table-cell>
          <table:table-cell table:formula="of:=[.B84]^(1-[.$C84])-[.$C84]/2+VLOOKUP([.$A84];[.$G$2:.$H$40];2;0)" office:value-type="float" office:value="0.237401852841222" calcext:value-type="float">
            <text:p>0.237401852841222</text:p>
          </table:table-cell>
          <table:table-cell table:formula="of:=IF([.D84]&gt;0;[.D84]^(1/(1-[.$C84]));0)" office:value-type="float" office:value="0.00382786978297965" calcext:value-type="float">
            <text:p>0.0038278697829796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996307" calcext:value-type="float">
            <text:p>0.000996307</text:p>
          </table:table-cell>
          <table:table-cell table:formula="of:=SQRT([.A85])" office:value-type="float" office:value="0.774596669241483" calcext:value-type="float">
            <text:p>0.774596669241483</text:p>
          </table:table-cell>
          <table:table-cell table:formula="of:=[.B85]^(1-[.$C85])-[.$C85]/2+VLOOKUP([.$A85];[.$G$2:.$H$40];2;0)" office:value-type="float" office:value="0.15832395759768" calcext:value-type="float">
            <text:p>0.15832395759768</text:p>
          </table:table-cell>
          <table:table-cell table:formula="of:=IF([.D85]&gt;0;[.D85]^(1/(1-[.$C85]));0)" office:value-type="float" office:value="0.000281057592456505" calcext:value-type="float">
            <text:p>0.00028105759245650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86442" calcext:value-type="float">
            <text:p>0.00186442</text:p>
          </table:table-cell>
          <table:table-cell table:formula="of:=SQRT([.A86])" office:value-type="float" office:value="0.707106781186548" calcext:value-type="float">
            <text:p>0.707106781186548</text:p>
          </table:table-cell>
          <table:table-cell table:formula="of:=[.B86]^(1-[.$C86])-[.$C86]/2+VLOOKUP([.$A86];[.$G$2:.$H$40];2;0)" office:value-type="float" office:value="0.148664805882171" calcext:value-type="float">
            <text:p>0.148664805882171</text:p>
          </table:table-cell>
          <table:table-cell table:formula="of:=IF([.D86]&gt;0;[.D86]^(1/(1-[.$C86]));0)" office:value-type="float" office:value="0.00149190751221155" calcext:value-type="float">
            <text:p>0.00149190751221155</text:p>
          </table:table-cell>
          <table:table-cell table:number-columns-repeated="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11173" calcext:value-type="float">
            <text:p>0.00011173</text:p>
          </table:table-cell>
          <table:table-cell table:formula="of:=SQRT([.A87])" office:value-type="float" office:value="0.758287544405155" calcext:value-type="float">
            <text:p>0.758287544405155</text:p>
          </table:table-cell>
          <table:table-cell table:formula="of:=[.B87]^(1-[.$C87])-[.$C87]/2+VLOOKUP([.$A87];[.$G$2:.$H$40];2;0)" office:value-type="float" office:value="0.0692021458194518" calcext:value-type="float">
            <text:p>0.0692021458194518</text:p>
          </table:table-cell>
          <table:table-cell table:formula="of:=IF([.D87]&gt;0;[.D87]^(1/(1-[.$C87]));0)" office:value-type="float" office:value="0.0000159002492792928" calcext:value-type="float">
            <text:p>1.59002492792928E-05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866089" calcext:value-type="float">
            <text:p>0.00866089</text:p>
          </table:table-cell>
          <table:table-cell table:formula="of:=SQRT([.A88])" office:value-type="float" office:value="0.741619848709566" calcext:value-type="float">
            <text:p>0.741619848709566</text:p>
          </table:table-cell>
          <table:table-cell table:formula="of:=[.B88]^(1-[.$C88])-[.$C88]/2+VLOOKUP([.$A88];[.$G$2:.$H$40];2;0)" office:value-type="float" office:value="0.258391913344366" calcext:value-type="float">
            <text:p>0.258391913344366</text:p>
          </table:table-cell>
          <table:table-cell table:formula="of:=IF([.D88]&gt;0;[.D88]^(1/(1-[.$C88]));0)" office:value-type="float" office:value="0.00531328221318404" calcext:value-type="float">
            <text:p>0.00531328221318404</text:p>
          </table:table-cell>
          <table:table-cell table:number-columns-repeated="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162142" calcext:value-type="float">
            <text:p>0.00162142</text:p>
          </table:table-cell>
          <table:table-cell table:formula="of:=SQRT([.A89])" office:value-type="float" office:value="0.758287544405155" calcext:value-type="float">
            <text:p>0.758287544405155</text:p>
          </table:table-cell>
          <table:table-cell table:formula="of:=[.B89]^(1-[.$C89])-[.$C89]/2+VLOOKUP([.$A89];[.$G$2:.$H$40];2;0)" office:value-type="float" office:value="0.169977043405104" calcext:value-type="float">
            <text:p>0.169977043405104</text:p>
          </table:table-cell>
          <table:table-cell table:formula="of:=IF([.D89]&gt;0;[.D89]^(1/(1-[.$C89]));0)" office:value-type="float" office:value="0.000654653195422958" calcext:value-type="float">
            <text:p>0.00065465319542295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07874" calcext:value-type="float">
            <text:p>0.0000107874</text:p>
          </table:table-cell>
          <table:table-cell table:formula="of:=SQRT([.A90])" office:value-type="float" office:value="0.774596669241483" calcext:value-type="float">
            <text:p>0.774596669241483</text:p>
          </table:table-cell>
          <table:table-cell table:formula="of:=[.B90]^(1-[.$C90])-[.$C90]/2+VLOOKUP([.$A90];[.$G$2:.$H$40];2;0)" office:value-type="float" office:value="0.023666931357921" calcext:value-type="float">
            <text:p>0.023666931357921</text:p>
          </table:table-cell>
          <table:table-cell table:formula="of:=IF([.D90]&gt;0;[.D90]^(1/(1-[.$C90]));0)" office:value-type="float" office:value="0.00000006122013807557" calcext:value-type="float">
            <text:p>6.12201380755732E-08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59233" calcext:value-type="float">
            <text:p>0.159233</text:p>
          </table:table-cell>
          <table:table-cell table:formula="of:=SQRT([.A91])" office:value-type="float" office:value="0.447213595499958" calcext:value-type="float">
            <text:p>0.447213595499958</text:p>
          </table:table-cell>
          <table:table-cell table:formula="of:=[.B91]^(1-[.$C91])-[.$C91]/2+VLOOKUP([.$A91];[.$G$2:.$H$40];2;0)" office:value-type="float" office:value="0.421984309048076" calcext:value-type="float">
            <text:p>0.421984309048076</text:p>
          </table:table-cell>
          <table:table-cell table:formula="of:=IF([.D91]&gt;0;[.D91]^(1/(1-[.$C91]));0)" office:value-type="float" office:value="0.209968740682268" calcext:value-type="float">
            <text:p>0.20996874068226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04268" calcext:value-type="float">
            <text:p>0.0104268</text:p>
          </table:table-cell>
          <table:table-cell table:formula="of:=SQRT([.A92])" office:value-type="float" office:value="0.707106781186548" calcext:value-type="float">
            <text:p>0.707106781186548</text:p>
          </table:table-cell>
          <table:table-cell table:formula="of:=[.B92]^(1-[.$C92])-[.$C92]/2+VLOOKUP([.$A92];[.$G$2:.$H$40];2;0)" office:value-type="float" office:value="0.252712937168944" calcext:value-type="float">
            <text:p>0.252712937168944</text:p>
          </table:table-cell>
          <table:table-cell table:formula="of:=IF([.D92]&gt;0;[.D92]^(1/(1-[.$C92]));0)" office:value-type="float" office:value="0.00912940817291428" calcext:value-type="float">
            <text:p>0.0091294081729142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104646" calcext:value-type="float">
            <text:p>0.000000104646</text:p>
          </table:table-cell>
          <table:table-cell table:formula="of:=SQRT([.A93])" office:value-type="float" office:value="0.774596669241483" calcext:value-type="float">
            <text:p>0.774596669241483</text:p>
          </table:table-cell>
          <table:table-cell table:formula="of:=[.B93]^(1-[.$C93])-[.$C93]/2+VLOOKUP([.$A93];[.$G$2:.$H$40];2;0)" office:value-type="float" office:value="-0.0255544094638823" calcext:value-type="float">
            <text:p>-0.0255544094638823</text:p>
          </table:table-cell>
          <table:table-cell table:formula="of:=IF([.D93]&gt;0;[.D93]^(1/(1-[.$C93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922271" calcext:value-type="float">
            <text:p>0.0922271</text:p>
          </table:table-cell>
          <table:table-cell table:formula="of:=SQRT([.A94])" office:value-type="float" office:value="0.570087712549569" calcext:value-type="float">
            <text:p>0.570087712549569</text:p>
          </table:table-cell>
          <table:table-cell table:formula="of:=[.B94]^(1-[.$C94])-[.$C94]/2+VLOOKUP([.$A94];[.$G$2:.$H$40];2;0)" office:value-type="float" office:value="0.414298939485712" calcext:value-type="float">
            <text:p>0.414298939485712</text:p>
          </table:table-cell>
          <table:table-cell table:formula="of:=IF([.D94]&gt;0;[.D94]^(1/(1-[.$C94]));0)" office:value-type="float" office:value="0.128780636775833" calcext:value-type="float">
            <text:p>0.128780636775833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211909" calcext:value-type="float">
            <text:p>0.000000211909</text:p>
          </table:table-cell>
          <table:table-cell table:formula="of:=SQRT([.A95])" office:value-type="float" office:value="0.741619848709566" calcext:value-type="float">
            <text:p>0.741619848709566</text:p>
          </table:table-cell>
          <table:table-cell table:formula="of:=[.B95]^(1-[.$C95])-[.$C95]/2+VLOOKUP([.$A95];[.$G$2:.$H$40];2;0)" office:value-type="float" office:value="-0.0159067490530251" calcext:value-type="float">
            <text:p>-0.0159067490530251</text:p>
          </table:table-cell>
          <table:table-cell table:formula="of:=IF([.D95]&gt;0;[.D95]^(1/(1-[.$C95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16665" calcext:value-type="float">
            <text:p>0.00216665</text:p>
          </table:table-cell>
          <table:table-cell table:formula="of:=SQRT([.A96])" office:value-type="float" office:value="0.806225774829855" calcext:value-type="float">
            <text:p>0.806225774829855</text:p>
          </table:table-cell>
          <table:table-cell table:formula="of:=[.B96]^(1-[.$C96])-[.$C96]/2+VLOOKUP([.$A96];[.$G$2:.$H$40];2;0)" office:value-type="float" office:value="0.244578953380621" calcext:value-type="float">
            <text:p>0.244578953380621</text:p>
          </table:table-cell>
          <table:table-cell table:formula="of:=IF([.D96]&gt;0;[.D96]^(1/(1-[.$C96]));0)" office:value-type="float" office:value="0.000697987991809892" calcext:value-type="float">
            <text:p>0.000697987991809892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248457" calcext:value-type="float">
            <text:p>0.0000248457</text:p>
          </table:table-cell>
          <table:table-cell table:formula="of:=SQRT([.A97])" office:value-type="float" office:value="0.790569415042095" calcext:value-type="float">
            <text:p>0.790569415042095</text:p>
          </table:table-cell>
          <table:table-cell table:formula="of:=[.B97]^(1-[.$C97])-[.$C97]/2+VLOOKUP([.$A97];[.$G$2:.$H$40];2;0)" office:value-type="float" office:value="0.0535592411362889" calcext:value-type="float">
            <text:p>0.0535592411362889</text:p>
          </table:table-cell>
          <table:table-cell table:formula="of:=IF([.D97]&gt;0;[.D97]^(1/(1-[.$C97]));0)" office:value-type="float" office:value="0.00000085186887805951" calcext:value-type="float">
            <text:p>8.51868878059513E-07</text:p>
          </table:table-cell>
          <table:table-cell table:number-columns-repeated="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137272" calcext:value-type="float">
            <text:p>0.0137272</text:p>
          </table:table-cell>
          <table:table-cell table:formula="of:=SQRT([.A98])" office:value-type="float" office:value="0.758287544405155" calcext:value-type="float">
            <text:p>0.758287544405155</text:p>
          </table:table-cell>
          <table:table-cell table:formula="of:=[.B98]^(1-[.$C98])-[.$C98]/2+VLOOKUP([.$A98];[.$G$2:.$H$40];2;0)" office:value-type="float" office:value="0.313012236662187" calcext:value-type="float">
            <text:p>0.313012236662187</text:p>
          </table:table-cell>
          <table:table-cell table:formula="of:=IF([.D98]&gt;0;[.D98]^(1/(1-[.$C98]));0)" office:value-type="float" office:value="0.00818583391450751" calcext:value-type="float">
            <text:p>0.00818583391450751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732841" calcext:value-type="float">
            <text:p>0.000000732841</text:p>
          </table:table-cell>
          <table:table-cell table:formula="of:=SQRT([.A99])" office:value-type="float" office:value="0.741619848709566" calcext:value-type="float">
            <text:p>0.741619848709566</text:p>
          </table:table-cell>
          <table:table-cell table:formula="of:=[.B99]^(1-[.$C99])-[.$C99]/2+VLOOKUP([.$A99];[.$G$2:.$H$40];2;0)" office:value-type="float" office:value="-0.00877765733323321" calcext:value-type="float">
            <text:p>-0.00877765733323321</text:p>
          </table:table-cell>
          <table:table-cell table:formula="of:=IF([.D99]&gt;0;[.D99]^(1/(1-[.$C99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87674E-018" calcext:value-type="float">
            <text:p>1.87674E-18</text:p>
          </table:table-cell>
          <table:table-cell table:formula="of:=SQRT([.A100])" office:value-type="float" office:value="0.866025403784439" calcext:value-type="float">
            <text:p>0.866025403784439</text:p>
          </table:table-cell>
          <table:table-cell table:formula="of:=[.B100]^(1-[.$C100])-[.$C100]/2+VLOOKUP([.$A100];[.$G$2:.$H$40];2;0)" office:value-type="float" office:value="-0.0628372256521959" calcext:value-type="float">
            <text:p>-0.0628372256521959</text:p>
          </table:table-cell>
          <table:table-cell table:formula="of:=IF([.D100]&gt;0;[.D100]^(1/(1-[.$C100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0000110315" calcext:value-type="float">
            <text:p>1.10315E-10</text:p>
          </table:table-cell>
          <table:table-cell table:formula="of:=SQRT([.A101])" office:value-type="float" office:value="0.88034084308295" calcext:value-type="float">
            <text:p>0.88034084308295</text:p>
          </table:table-cell>
          <table:table-cell table:formula="of:=[.B101]^(1-[.$C101])-[.$C101]/2+VLOOKUP([.$A101];[.$G$2:.$H$40];2;0)" office:value-type="float" office:value="-0.00815796504453925" calcext:value-type="float">
            <text:p>-0.00815796504453925</text:p>
          </table:table-cell>
          <table:table-cell table:formula="of:=IF([.D101]&gt;0;[.D101]^(1/(1-[.$C101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714905809792854" calcext:value-type="float">
            <text:p>0.00714905809792854</text:p>
          </table:table-cell>
          <table:table-cell table:formula="of:=AVERAGE([.C2:.C101])" office:value-type="float" office:value="0.754901897496522" calcext:value-type="float">
            <text:p>0.754901897496522</text:p>
          </table:table-cell>
          <table:table-cell table:formula="of:=AVERAGE([.D2:.D101])" office:value-type="float" office:value="0.105030354316584" calcext:value-type="float">
            <text:p>0.105030354316584</text:p>
          </table:table-cell>
          <table:table-cell table:formula="of:=AVERAGE([.E2:.E101])" office:value-type="float" office:value="0.00774033506829171" calcext:value-type="float">
            <text:p>0.00774033506829171</text:p>
          </table:table-cell>
          <table:table-cell table:number-columns-repeated="3"/>
        </table:table-row>
        <table:table-row table:style-name="ro1" table:number-rows-repeated="10484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8:26:23.319116704</meta:creation-date>
    <dc:date>2023-03-26T15:09:05.454359272</dc:date>
    <meta:editing-duration>PT36M54S</meta:editing-duration>
    <meta:editing-cycles>3</meta:editing-cycles>
    <meta:generator>LibreOffice/7.3.7.2$Linux_X86_64 LibreOffice_project/30$Build-2</meta:generator>
    <meta:document-statistic meta:table-count="1" meta:cell-count="590" meta:object-count="0"/>
  </office:meta>
</office:document-meta>
</file>